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aa15" officeooo:paragraph-rsid="001baa15" style:font-weight-asian="bold" style:font-weight-complex="bold"/>
    </style:style>
    <style:style style:name="P2" style:family="paragraph" style:parent-style-name="Standard">
      <style:text-properties fo:font-weight="bold" officeooo:rsid="001dca5d" officeooo:paragraph-rsid="001dca5d" style:font-weight-asian="bold" style:font-weight-complex="bold"/>
    </style:style>
    <style:style style:name="P3" style:family="paragraph" style:parent-style-name="Standard">
      <style:text-properties fo:font-weight="normal" officeooo:rsid="001e9b03" officeooo:paragraph-rsid="001e9b03" style:font-weight-asian="normal" style:font-weight-complex="normal"/>
    </style:style>
    <style:style style:name="P4" style:family="paragraph" style:parent-style-name="Standard">
      <style:text-properties fo:font-weight="normal" officeooo:rsid="001f5d5b" officeooo:paragraph-rsid="001baa15" style:font-weight-asian="normal" style:font-weight-complex="normal"/>
    </style:style>
    <style:style style:name="P5" style:family="paragraph" style:parent-style-name="Standard">
      <style:text-properties fo:font-weight="normal" officeooo:rsid="001fd36a" officeooo:paragraph-rsid="001fd36a" style:font-weight-asian="normal" style:font-weight-complex="normal"/>
    </style:style>
    <style:style style:name="P6" style:family="paragraph" style:parent-style-name="Standard">
      <style:text-properties fo:font-weight="normal" officeooo:rsid="0021d0a0" officeooo:paragraph-rsid="0021d0a0" style:font-weight-asian="normal" style:font-weight-complex="normal"/>
    </style:style>
    <style:style style:name="P7" style:family="paragraph" style:parent-style-name="Preformatted_20_Text">
      <style:text-properties fo:font-weight="normal" officeooo:rsid="001baa15" officeooo:paragraph-rsid="001baa15" style:font-weight-asian="normal" style:font-weight-complex="normal"/>
    </style:style>
    <style:style style:name="P8" style:family="paragraph" style:parent-style-name="Preformatted_20_Text">
      <style:text-properties fo:font-weight="normal" officeooo:rsid="001dca5d" officeooo:paragraph-rsid="001dca5d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al 6</text:p>
      <text:p text:style-name="P1">1. Choose 3 genes: you want to compare the orthology predictions from one database with</text:p>
      <text:p text:style-name="P1">the prediction of other databases for three of your genes. Since you want that the genes</text:p>
      <text:p text:style-name="P1">are present in at least two databases (i.e TreeFam and InParanoid) you should restrict</text:p>
      <text:p text:style-name="P1">your gene selection to a species that is present in the selected databases. Some</text:p>
      <text:p text:style-name="P1">databases provide files with trees reporting of the species that were used.</text:p>
      <text:p text:style-name="P2">Inparanoid</text:p>
      <text:p text:style-name="P7">559292.fasta <text:s text:c="3"/>S.cerevisiae <text:tab/><text:tab/>29</text:p>
      <text:p text:style-name="P7">243090.fasta <text:s text:c="3"/>R.baltica<text:tab/><text:tab/>16</text:p>
      <text:p text:style-name="P7">243274.fasta <text:s text:c="3"/>T.maritima<text:tab/><text:tab/>20</text:p>
      <text:p text:style-name="P7">search species list, find two databases</text:p>
      <text:p text:style-name="P7"/>
      <text:p text:style-name="P2">OMA</text:p>
      <text:p text:style-name="P8">RHOBA <text:s text:c="2"/>243090 <text:s/>Rhodopirellula baltica (strain DSM 10527 / NCIMB 13988 / SH1) <text:s text:c="2"/>EBI 31-AUG-2006 (Rel. 89, Last updated, Version 4)</text:p>
      <text:p text:style-name="P8">YEAST <text:s text:c="2"/>559292 <text:s/>Saccharomyces cerevisiae (strain ATCC 204508 / S288c) <text:s text:c="2"/>Ensembl Ensembl 73; EF4; 23-AUG-2013</text:p>
      <text:p text:style-name="P8">THEMA <text:s text:c="2"/>243274 <text:s/>Thermotoga maritima (strain ATCC 43589 / MSB8 / DSM 3109 / JCM 10099) <text:s text:c="2"/>Genome Reviews <text:s/>01-SEP-2009 (Rel. 110, Last updated, Version 111)</text:p>
      <text:p text:style-name="P8"/>
      <text:p text:style-name="P1">2. Get the protein identifier (gene symbol): to search for orthologs you first need the correct</text:p>
      <text:p text:style-name="P1">protein identifiers for your predicted genes (instead of orf1234..):</text:p>
      <text:p text:style-name="P1">a. One way to find correct identifiers is to do a local blast search with the sequence of</text:p>
      <text:p text:style-name="P1">your protein against the source files of the InParanoid database. The source files</text:p>
      <text:p text:style-name="P1">can be found in ​ http://inparanoid.sbc.su.se/download/current/sequences/processed/</text:p>
      <text:p text:style-name="P1">You can even try to find a gene that occurs in two of your genomes to find orthologs</text:p>
      <text:p text:style-name="P1">for (you will need to adapt the blast search pipeline: makeblastdb.. | blastp .. | );</text:p>
      <text:p text:style-name="P1">make sure that both organisms are present in at least two databases to get more</text:p>
      <text:p text:style-name="P1">interesting results.</text:p>
      <text:p text:style-name="P1"/>
      <text:p text:style-name="P3">Found, took 243090_16.fasta, next make db</text:p>
      <text:p text:style-name="P1"/>
      <text:p text:style-name="P1">b. You can also do an online blast search to find the identifiers (gene symbol)</text:p>
      <text:p text:style-name="P1">c. Once you have the correct identifiers you need to find three genes which are also</text:p>
      <text:p text:style-name="P1">present in other databases.</text:p>
      <text:p text:style-name="P4"/>
      <text:p text:style-name="P5">blastp -outfmt 7 -query 16.fa.txt.pfa -db blastdb_16/24390_16db -out out -max_hsps 1 -max_target_seqs 50</text:p>
      <text:p text:style-name="P6">done, out_5hits, out_50hits</text:p>
      <text:p text:style-name="P1"><text:span text:style-name="T1"/></text:p>
      <text:p text:style-name="P1">3. Search for orthologs and compare the results: for each of the three genes pick at least 3</text:p>
      <text:p text:style-name="P1">species for your comparis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2:22:58.690899088</meta:creation-date>
    <dc:date>2018-05-18T14:34:41.431744351</dc:date>
    <meta:editing-duration>PT1H6M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2" meta:word-count="339" meta:character-count="2128" meta:non-whitespace-character-count="1790"/>
  </office:meta>
</office:document-meta>
</file>